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text-properties style:font-name="Arial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</text:p>
      <text:p text:style-name="P3"/>
      <text:p text:style-name="P4">Dátum stretnutia:<text:span text:style-name="T1"><text:tab/>9. 10. 2007</text:span></text:p>
      <text:p text:style-name="P4">Čas stretnutia:<text:span text:style-name="T1"><text:tab/></text:span>od:<text:span text:style-name="T1"> 10:00<text:tab/></text:span>do: <text:span text:style-name="T1">12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Ľuboš Bartoš<text:tab/><text:span text:style-name="T2">Vypracované dňa:</text:span> 10. 10. 2007</text:p>
      <text:p text:style-name="P5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3">Pedagóg:</text:p>
          </table:table-cell>
          <table:table-cell table:style-name="Tabuľka1.B1" office:value-type="string">
            <text:p text:style-name="P13">doc. Ing. Jana Minárová, PhD.</text:p>
          </table:table-cell>
        </table:table-row>
        <table:table-row>
          <table:table-cell table:style-name="Tabuľka1.A2" office:value-type="string">
            <text:p text:style-name="P13">Členovia tímu:</text:p>
          </table:table-cell>
          <table:table-cell table:style-name="Tabuľka1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uľka1.A2" office:value-type="string">
            <text:p text:style-name="P13">Hostia:</text:p>
          </table:table-cell>
          <table:table-cell table:style-name="Tabuľka1.B2" office:value-type="string">
            <text:p text:style-name="P13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16"/>
      <text:list text:style-name="L1">
        <text:list-item>
          <text:p text:style-name="P18">z<text:span text:style-name="T3">hodnotenie ponuky nášho tímu, určenie nedostatkov v ponuke</text:span></text:p>
        </text:list-item>
        <text:list-item>
          <text:p text:style-name="P19">diskusia o minuloročných projektoch</text:p>
        </text:list-item>
        <text:list-item>
          <text:p text:style-name="P19">oboznámenie sa s dôvodom, prečo neboli nasadené systémy vytvorené v minulom roku</text:p>
        </text:list-item>
        <text:list-item>
          <text:p text:style-name="P19">organizačné pokyny ohľadom zápisníc a webovej prezentácie</text:p>
        </text:list-item>
        <text:list-item>
          <text:p text:style-name="P19">diskusia o určení rolí v tíme</text:p>
        </text:list-item>
        <text:list-item>
          <text:p text:style-name="P19">určenie úloh na najbližšie stretnutie</text:p>
        </text:list-item>
      </text:list>
      <text:p text:style-name="P17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1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analýza pôvodného syst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a analýza probl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3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definovanie rozsahu našej nadstavby na doterajší systém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4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vytvorenie web prezentácie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5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vytvorenie plán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6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upresnenie podmienok pripojenia k univerzitnej DB <text:s/>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0-23T10:42:26</dc:date>
    <meta:editing-cycles>43</meta:editing-cycles>
    <meta:editing-duration>PT3H56M3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3" meta:word-count="201" meta:character-count="1179"/>
  </office:meta>
</office:document-meta>
</file>